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1" svg:font-family="Arial, Helvetica, sans-serif"/>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left="0cm" fo:margin-right="0cm" fo:orphans="2" fo:widows="2" fo:text-indent="0cm" style:auto-text-indent="false"/>
      <style:text-properties fo:font-variant="normal" fo:text-transform="none" fo:color="#222222" fo:letter-spacing="normal" style:font-name-asian="Arial1" style:font-size-asian="12pt" style:font-style-asian="normal" style:font-weight-asian="normal"/>
    </style:style>
    <style:style style:name="P2" style:family="paragraph" style:parent-style-name="Standard">
      <style:paragraph-properties fo:margin-left="0cm" fo:margin-right="0cm" fo:orphans="2" fo:widows="2" fo:text-indent="0cm" style:auto-text-indent="false"/>
      <style:text-properties fo:font-variant="normal" fo:text-transform="none" fo:color="#222222" fo:letter-spacing="normal" style:font-name-asian="Arial1" style:font-size-asian="12pt" style:language-asian="ja" style:country-asian="JP" style:font-style-asian="normal" style:font-weight-asian="normal"/>
    </style:style>
    <style:style style:name="P3" style:family="paragraph" style:parent-style-name="Standard">
      <style:paragraph-properties fo:margin-left="0cm" fo:margin-right="0cm" fo:orphans="2" fo:widows="2" fo:text-indent="0cm" style:auto-text-indent="false"/>
    </style:style>
    <style:style style:name="P4" style:family="paragraph" style:parent-style-name="Text_20_body">
      <style:paragraph-properties fo:margin-left="0cm" fo:margin-right="0cm" fo:orphans="2" fo:widows="2" fo:text-indent="0cm" style:auto-text-indent="false"/>
    </style:style>
    <style:style style:name="P5" style:family="paragraph" style:parent-style-name="Standard">
      <style:paragraph-properties fo:margin-left="0cm" fo:margin-right="0cm" fo:orphans="2" fo:widows="2" fo:text-indent="0cm" style:auto-text-indent="false"/>
    </style:style>
    <style:style style:name="P6" style:family="paragraph" style:parent-style-name="Standard">
      <style:paragraph-properties fo:margin-left="0cm" fo:margin-right="0cm" fo:orphans="2" fo:widows="2" fo:text-indent="0cm" style:auto-text-indent="false"/>
      <style:text-properties fo:font-variant="normal" fo:text-transform="none" fo:color="#222222" fo:letter-spacing="normal" style:font-name-asian="Arial1" style:font-size-asian="12pt" style:language-asian="ja" style:country-asian="JP" style:font-style-asian="normal" style:font-weight-asian="normal"/>
    </style:style>
    <style:style style:name="P7" style:family="paragraph" style:parent-style-name="Text_20_body">
      <style:text-properties fo:font-variant="normal" fo:text-transform="none" fo:color="#222222" fo:letter-spacing="normal" style:font-name-asian="Arial1" style:font-size-asian="12pt" style:language-asian="ja" style:country-asian="JP" style:font-style-asian="normal" style:font-weight-asian="normal"/>
    </style:style>
    <style:style style:name="P8" style:family="paragraph" style:parent-style-name="Text_20_body">
      <style:paragraph-properties fo:margin-left="0cm" fo:margin-right="0cm" fo:orphans="2" fo:widows="2" fo:text-indent="0cm" style:auto-text-indent="false"/>
      <style:text-properties fo:font-variant="normal" fo:text-transform="none" fo:color="#222222" fo:letter-spacing="normal" style:font-name-asian="Arial1" style:font-size-asian="12pt" style:language-asian="ja" style:country-asian="JP" style:font-style-asian="normal" style:font-weight-asian="normal"/>
    </style:style>
    <style:style style:name="T1" style:family="text">
      <style:text-properties fo:font-variant="normal" fo:text-transform="none" fo:color="#222222" fo:letter-spacing="normal" style:font-name-asian="Arial1" style:font-size-asian="12pt" style:font-style-asian="normal" style:font-weight-asian="normal"/>
    </style:style>
    <style:style style:name="T2" style:family="text">
      <style:text-properties fo:font-variant="normal" fo:text-transform="none" fo:color="#222222" fo:letter-spacing="normal" style:font-name-asian="Arial1" style:font-size-asian="12pt" style:language-asian="ja" style:country-asian="JP" style:font-style-asian="normal" style:font-weight-asian="normal"/>
    </style:style>
    <style:style style:name="T3" style:family="text">
      <style:text-properties style:language-asian="ja" style:country-asian="JP"/>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text:span text:style-name="T1">・自己紹介</text:span></text:p>
      <text:p text:style-name="P4">宮脇秀則と申します。</text:p>
      <text:p text:style-name="Text_20_body">新卒<text:span text:style-name="T3">から１９年ほど</text:span>プログラマーとしてコンシューマゲームやWebソーシャルゲーム、スマートフォンアプリなど幅広いプラットフォームでの開発経験を積んできまし<text:span text:style-name="T3">て、時代</text:span>や技術の変化に<text:span text:style-name="T3">とらわれず仕事をこなして成果を上げてきました</text:span>。最近では<text:span text:style-name="T3">グループ長や</text:span>リーダーとしてチームを率いる経験も多く、<text:span text:style-name="T3">マネジメントを意識しながら</text:span>周囲との連携を重視しプロジェクトの進行とチームの成長をサポートしてきました<text:span text:style-name="T3">ので、</text:span>これらの経験を活かし<text:span text:style-name="T3">て</text:span>、今後もより良いゲーム作りでユーザーに感動を届けたいと考えています </text:p>
      <text:p text:style-name="P3"><text:line-break/><text:span text:style-name="T1">・退職理由</text:span></text:p>
      <text:p text:style-name="P2">ここ数年、前職のカプコンでは与えられた業務を確実にこなしてはきましたが、業務の幅が限られていると感じることが多くなり、より広い分野でスキルを活かし、挑戦し続けることこそが成長に繋がると考えるようになりました。今後、さらにキャリアを積んでいくためには、新しい環境で多様な経験を積むことが重要だと感じたので、キャリアアップを目指して転職を決断しました。 </text:p>
      <text:p text:style-name="P2"/>
      <text:p text:style-name="P3"><text:span text:style-name="T1">・</text:span><text:span text:style-name="T2">志望動機</text:span></text:p>
      <text:p text:style-name="P3"><text:span text:style-name="T2"/></text:p>
      <text:p text:style-name="P7">私は過去のプロジェクトでプログラムの開発だけにとどまらずマネジメント経験を通じて、スケジュール遵守率の向上やチームの生産性向上に貢献した実績が多々あります。これらの経験を活かし、御社が求めるレベルデザインやシステム構築の中でプレイヤーに達成感を与えるゲーム作りに携わりたいと考えています。</text:p>
      <text:p text:style-name="P8">今回、御社の独自性を持った創造とチャレンジを目指す作品を作るという点に惹かれて応募いたしました、クオリティの高い作品を制作している実績があると思っておりますのでそういったところで自分のスキルを活かして開発に貢献させていただければと思います。</text:p>
      <text:p text:style-name="P2"/>
      <text:p text:style-name="P2"/>
      <text:p text:style-name="P1"/>
      <text:p text:style-name="P2">・今後のキャリア</text:p>
      <text:p text:style-name="P2">これまで培ってきたプログラムのスキルとマネジメント経験を活かし、現場でも手を動かしながらチーム全体をサポートし率いる役割を担いたいと考えています。 </text:p>
      <text:p text:style-name="P2"/>
      <text:p text:style-name="P2">・質問</text:p>
      <text:p text:style-name="P2">御社では枠を超えてゲームをよりよくするためのディスカッションなどはあるのでしょうｋ？</text:p>
      <text:p text:style-name="P2"/>
      <text:p text:style-name="P2">入社させていただけた場合はどのような内容になるか</text:p>
      <text:p text:style-name="P2"/>
      <text:p text:style-name="P2">開発環境は言っていい</text:p>
      <text:p text:style-name="P2"/>
      <text:p text:style-name="P2">・入社後にどんなとなると</text:p>
      <text:p text:style-name="P2">どういうところが得意かとか、具体的なところを出す</text:p>
      <text:p text:style-name="P2">コンシューマーの経験を推したほうがいい、モバイルはやめたほうがいい</text:p>
      <text:p text:style-name="P2">得意なことを好きなところに変換する</text:p>
      <text:p text:style-name="P2">マネジメント１００％はなしで手を動かしていきたいということにはしないといけない</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1" svg:font-family="Arial, Helvetica, sans-serif"/>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2DT7H14M20S</meta:editing-duration>
    <meta:editing-cycles>22</meta:editing-cycles>
    <meta:generator>OpenOffice.org/3.3$Win32 OpenOffice.org_project/330m20$Build-9567</meta:generator>
    <dc:date>2025-01-25T16:09:24.98</dc:date>
    <dc:creator>宮脇 秀則</dc:creator>
    <meta:document-statistic meta:table-count="0" meta:image-count="0" meta:object-count="0" meta:page-count="1" meta:paragraph-count="19" meta:word-count="506" meta:character-count="989"/>
    <meta:user-defined meta:name="Info 1"/>
    <meta:user-defined meta:name="Info 2"/>
    <meta:user-defined meta:name="Info 3"/>
    <meta:user-defined meta:name="Info 4"/>
  </office:meta>
</office:document-meta>
</file>